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7228in"/>
    </style:style>
    <style:style style:name="co12" style:family="table-column">
      <style:table-column-properties fo:break-before="auto" style:column-width="2.0102in"/>
    </style:style>
    <style:style style:name="co13" style:family="table-column">
      <style:table-column-properties fo:break-before="auto" style:column-width="1.775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9583in"/>
    </style:style>
    <style:style style:name="co16" style:family="table-column">
      <style:table-column-properties fo:break-before="auto" style:column-width="1.8402in"/>
    </style:style>
    <style:style style:name="co17" style:family="table-column">
      <style:table-column-properties fo:break-before="auto" style:column-width="2.3626in"/>
    </style:style>
    <style:style style:name="co18" style:family="table-column">
      <style:table-column-properties fo:break-before="auto" style:column-width="2.0362in"/>
    </style:style>
    <style:style style:name="co19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00cc00"/>
    </style:style>
    <style:style style:name="ce2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ackground-color="#ffffff"/>
    </style:style>
    <style:style style:name="ce24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7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ackground-color="#00cc00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8"/>
        <table:table-column table:style-name="co9" table:default-cell-style-name="ce1"/>
        <table:table-column table:style-name="co10" table:default-cell-style-name="ce18"/>
        <table:table-column table:style-name="co11" table:default-cell-style-name="ce18"/>
        <table:table-column table:style-name="co3" table:default-cell-style-name="ce1"/>
        <table:table-column table:style-name="co12" table:default-cell-style-name="ce18"/>
        <table:table-column table:style-name="co3" table:default-cell-style-name="ce1"/>
        <table:table-column table:style-name="co13" table:default-cell-style-name="ce1"/>
        <table:table-column table:style-name="co3" table:default-cell-style-name="ce18"/>
        <table:table-column table:style-name="co14" table:default-cell-style-name="ce1"/>
        <table:table-column table:style-name="co15" table:default-cell-style-name="ce18"/>
        <table:table-column table:style-name="co16" table:default-cell-style-name="ce18"/>
        <table:table-column table:style-name="co17" table:default-cell-style-name="ce1"/>
        <table:table-column table:style-name="co18" table:default-cell-style-name="ce1"/>
        <table:table-column table:style-name="co3" table:number-columns-repeated="998" table:default-cell-style-name="ce1"/>
        <table:table-column table:style-name="co19" table:number-columns-repeated="4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6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office:value-type="string">
            <text:p>independent_dim_ranges</text:p>
          </table:table-cell>
          <table:table-cell table:style-name="ce2" table:number-columns-repeated="100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style-name="ce30"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style-name="ce30"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style-name="ce3" table:number-columns-repeated="100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style-name="ce3" table:number-columns-repeated="100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style-name="ce3" table:number-columns-repeated="100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style-name="ce3"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0.1</text:p>
          </table:table-cell>
          <table:table-cell table:number-columns-repeated="3"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style-name="ce3" table:number-columns-repeated="100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0.1</text:p>
          </table:table-cell>
          <table:table-cell table:number-columns-repeated="3"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8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8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5,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5,5)</text:p>
          </table:table-cell>
          <table:table-cell table:style-name="ce21" office:value-type="string">
            <text:p>(-5,5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8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string">
            <text:p>(-5,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table:style-name="ce20" office:value-type="string">
            <text:p>(-5,5)</text:p>
          </table:table-cell>
          <table:table-cell table:style-name="ce22" office:value-type="string">
            <text:p>(-5,5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[(-2,2)]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1/08/2024</text:date>, <text:time>15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8T15:01:54</dc:date>
    <meta:editing-cycles>202</meta:editing-cycles>
    <meta:editing-duration>PT8H24M28S</meta:editing-duration>
    <meta:document-statistic meta:table-count="1" meta:cell-count="1083" meta:object-count="0"/>
  </office:meta>
</office:document-meta>
</file>